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false" fo:keep-together="always"/>
    </style:style>
    <style:style style:name="Table5.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5"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A3" style:family="table-cell" style:data-style-name="N0">
      <style:table-cell-properties fo:padding="0.097cm" fo:border-left="0.002cm solid #000000" fo:border-right="none" fo:border-top="none" fo:border-bottom="0.002cm solid #000000"/>
    </style:style>
    <style:style style:name="Table2.C3" style:family="table-cell" style:data-style-name="N84">
      <style:table-cell-properties fo:padding="0.097cm" fo:border-left="0.002cm solid #000000" fo:border-right="none"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21964623220129472" text:style-name="WW8StyleNum">
        <text:list-header>
          <text:p text:style-name="P15"/>
        </text:list-header>
      </text:list>
      <text:p text:style-name="P2"/>
      <text:p text:style-name="P2"/>
      <text:p text:style-name="P2"/>
      <text:p text:style-name="P2"/>
      <text:p text:style-name="P2"/>
      <text:p text:style-name="P2"/>
      <text:list xml:id="list31278833"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0.4</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16</text:modification-date></text:span></text:p>
          </table:table-cell>
        </table:table-row>
      </table:table>
      <text:list xml:id="list31291080"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9">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10">0.1</text:p>
          </table:table-cell>
          <table:table-cell table:style-name="Table5.A2" office:value-type="string">
            <text:p text:style-name="P6">2012-12-17</text:p>
          </table:table-cell>
          <table:table-cell table:style-name="Table5.A2" office:value-type="string">
            <text:p text:style-name="P7">J.-M. Määttä</text:p>
          </table:table-cell>
          <table:table-cell table:style-name="Table5.A2" office:value-type="string">
            <text:p text:style-name="P7">Modified the document base and headers.</text:p>
          </table:table-cell>
        </table:table-row>
        <table:table-row table:style-name="Table5.1">
          <table:table-cell table:style-name="Table5.A2" office:value-type="string">
            <text:p text:style-name="P10">0.2</text:p>
          </table:table-cell>
          <table:table-cell table:style-name="Table5.A2" office:value-type="string">
            <text:p text:style-name="P6">2013-01-06</text:p>
          </table:table-cell>
          <table:table-cell table:style-name="Table5.A2" office:value-type="string">
            <text:p text:style-name="P7">M. Honkonen</text:p>
          </table:table-cell>
          <table:table-cell table:style-name="Table5.A2" office:value-type="string">
            <text:p text:style-name="P6">Added content to Chapter 1.</text:p>
          </table:table-cell>
        </table:table-row>
        <table:table-row table:style-name="Table5.1">
          <table:table-cell table:style-name="Table5.A2" office:value-type="string">
            <text:p text:style-name="P10">0.25</text:p>
          </table:table-cell>
          <table:table-cell table:style-name="Table5.A2" office:value-type="string">
            <text:p text:style-name="P6">2013-01-09</text:p>
          </table:table-cell>
          <table:table-cell table:style-name="Table5.A2" office:value-type="string">
            <text:p text:style-name="P7">T. Korh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10">0.3</text:p>
          </table:table-cell>
          <table:table-cell table:style-name="Table5.B5" office:value-type="date" office:date-value="2013-01-09">
            <text:p text:style-name="P6">2013-01-09</text:p>
          </table:table-cell>
          <table:table-cell table:style-name="Table5.A2" office:value-type="string">
            <text:p text:style-name="P7">J.-M. Määttä, M. Honkonen, T. Korhonen</text:p>
          </table:table-cell>
          <table:table-cell table:style-name="Table5.A2" office:value-type="string">
            <text:p text:style-name="P6">Small improvements.</text:p>
          </table:table-cell>
        </table:table-row>
        <table:table-row table:style-name="Table5.1">
          <table:table-cell table:style-name="Table5.A2" office:value-type="string">
            <text:p text:style-name="P10">0.35</text:p>
          </table:table-cell>
          <table:table-cell table:style-name="Table5.A2" office:value-type="string">
            <text:p text:style-name="P6">2013-01-11</text:p>
          </table:table-cell>
          <table:table-cell table:style-name="Table5.A2" office:value-type="string">
            <text:p text:style-name="P7">J.-M. Määttä</text:p>
          </table:table-cell>
          <table:table-cell table:style-name="Table5.A2" office:value-type="string">
            <text:p text:style-name="P6">Added content to Chapters 3 and 5.</text:p>
          </table:table-cell>
        </table:table-row>
        <table:table-row table:style-name="Table5.1">
          <table:table-cell table:style-name="Table5.A2" office:value-type="string">
            <text:p text:style-name="P10">0.4</text:p>
          </table:table-cell>
          <table:table-cell table:style-name="Table5.B5" office:value-type="date" office:date-value="2013-01-16">
            <text:p text:style-name="P6">2013-01-16</text:p>
          </table:table-cell>
          <table:table-cell table:style-name="Table5.A2" office:value-type="string">
            <text:p text:style-name="P7">T. Korh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
      <text:list xml:id="list31281492"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4</text:p>
          <text:p text:style-name="P13">1.1 <text:s text:c="2"/>Overview<text:tab/>4</text:p>
          <text:p text:style-name="P13">1.2 <text:s text:c="2"/>Purpose and Scope<text:tab/>4</text:p>
          <text:p text:style-name="P13">1.3 <text:s text:c="2"/>Product and Environment<text:tab/>4</text:p>
          <text:p text:style-name="P13">1.4 <text:s text:c="2"/>Definitions, Acronyms and Abbreviations<text:tab/>4</text:p>
          <text:p text:style-name="P13">1.5 <text:s text:c="2"/>References<text:tab/>4</text:p>
          <text:p text:style-name="P13">1.6 <text:s text:c="2"/>Document Overview<text:tab/>4</text:p>
          <text:p text:style-name="P12">2. <text:s text:c="2"/>System Overview<text:tab/>5</text:p>
          <text:p text:style-name="P13">2.1 <text:s text:c="2"/>Application Environment<text:tab/>5</text:p>
          <text:p text:style-name="P13">2.2 <text:s text:c="2"/>Interfaces<text:tab/>5</text:p>
          <text:p text:style-name="P13">2.3 <text:s text:c="2"/>Hardware Environment<text:tab/>5</text:p>
          <text:p text:style-name="P13">2.4 <text:s text:c="2"/>Software Environments<text:tab/>5</text:p>
          <text:p text:style-name="P13">2.5 <text:s text:c="2"/>Main Restrictions for Implementation<text:tab/>5</text:p>
          <text:p text:style-name="P13">2.6 <text:s text:c="2"/>Agreements and Standards<text:tab/>5</text:p>
          <text:p text:style-name="P12">3. <text:s text:c="2"/>Architecture Design<text:tab/>6</text:p>
          <text:p text:style-name="P13">3.1 <text:s text:c="2"/>General Guidelines<text:tab/>6</text:p>
          <text:p text:style-name="P13">3.2 <text:s text:c="2"/>Software Architectures, Modules and Processes<text:tab/>6</text:p>
          <text:p text:style-name="P13">3.3 <text:s text:c="2"/>Database Architecture<text:tab/>6</text:p>
          <text:p text:style-name="P13">3.4 <text:s text:c="2"/>Error and Exception Handling<text:tab/>6</text:p>
          <text:p text:style-name="P12">4. <text:s text:c="2"/>Detailed Design<text:tab/>7</text:p>
          <text:p text:style-name="P13">4.1 <text:s text:c="2"/>Overview<text:tab/>7</text:p>
          <text:p text:style-name="P13">4.2 <text:s text:c="2"/>Module X...<text:tab/>7</text:p>
          <text:p text:style-name="P12">5. <text:s text:c="2"/>Third Party Components and Other Specific <text:s/>Technical Solutions<text:tab/>8</text:p>
          <text:p text:style-name="P12">6. <text:s text:c="2"/>Error Handling<text:tab/>9</text:p>
          <text:p text:style-name="P12">7. <text:s text:c="2"/>Rejected Ideas<text:tab/>10</text:p>
          <text:p text:style-name="P12">8. <text:s text:c="2"/>Ideas for Further Development<text:tab/>11</text:p>
        </text:index-body>
      </text:table-of-content>
      <text:p text:style-name="P3"/>
      <text:p text:style-name="P2"/>
      <text:p text:style-name="Text_20_body"><text:tab/></text:p>
      <text:h text:style-name="P14" text:outline-level="1" text:restart-numbering="true" text:start-value="1"><text:s/><text:tab/>Introduction</text:h>
      <text:p text:style-name="Sisennetty_20_teksti">TODO Mikko </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describes the Dependency Analysis Tool for Kactus2 in such a way, that it can be implemented based only on the information found in this document. The document is based on the functional specification [viite]. The document is aimed at the project team handling the system implementation.</text:p>
      <text:p text:style-name="Text_20_body">The main feature of the document is the system architecture description, first on a more general level and then in detail on process level.</text:p>
      <text:h text:style-name="Heading_20_2" text:outline-level="2"><text:s/><text:tab/>Product and Environment</text:h>
      <text:p text:style-name="Text_20_body">The Dependency Analysis Tool is a new feature for the Kactus2 toolset for embedded design. The purpose of the dependency analysis tool is to provide the user an easy to understand visual representation of file dependencies and to notify user whenever these dependencies might cause problems when modifying code.</text:p>
      <text:p text:style-name="Text_20_body">As the tool is part of Kactus2, it should be usable on any system where Kactus2 works. Currently this includes Windows and Linux systems with the appropriate Qt support.</text:p>
      <text:h text:style-name="Heading_20_2" text:outline-level="2"><text:s/><text:tab/>Definitions, Acronyms and Abbreviations</text:h>
      <text:p text:style-name="Text_20_body">[taulukko]</text:p>
      <text:h text:style-name="Heading_20_2" text:outline-level="2"><text:soft-page-break/><text:s/><text:tab/>References</text:h>
      <text:p text:style-name="Text_20_body">[func spec]</text:p>
      <text:h text:style-name="Heading_20_2" text:outline-level="2"><text:s/><text:tab/>Document Overview</text:h>
      <text:p text:style-name="Text_20_body">Chapter 1 is an overview of the document. It serves as an introduction to the document, giving the reader an idea of what to find in the document.</text:p>
      <text:p text:style-name="Text_20_body">Chapter 2 is a general overview of the system. It serves as an introduction to the system being developed, providing the reader information about things such as the application environment, interfaces and implementation restrictions.</text:p>
      <text:p text:style-name="Text_20_body">Chapter 3 is the architecture description. It contains the design ideologies, technology choices and general software architecture with reasoning for the choices made.</text:p>
      <text:p text:style-name="Text_20_body">Chapter 4 contains the detailed design. In chapter 4 the system architecture is described on a detailed level, in such way that it works as a guide to system implementation.</text:p>
      <text:p text:style-name="Text_20_body">Chapter 5 details the third party components and other specific technical solutions. It lists any third party components used for the software, and any project-specific implementation solutions.</text:p>
      <text:p text:style-name="Text_20_body">Chapter 6 contains the system's error handling. It describes the system's behavior during error situations.</text:p>
      <text:p text:style-name="Text_20_body">Chapter 7 lists any rejected ideas for the system.</text:p>
      <text:p text:style-name="Text_20_body">Chapter 8 lists ideas for further development of the system.</text:p>
      <text:h text:style-name="Heading_20_1" text:outline-level="1"><text:s/><text:tab/>System Overview</text:h>
      <text:p text:style-name="Sisennetty_20_teksti">TODO Tommi</text:p>
      <text:h text:style-name="Heading_20_2" text:outline-level="2"><text:s/><text:tab/>Application Environment</text:h>
      <text:p text:style-name="Text_20_body">Developed dependency analysis tool integrates seamlessly into Kactus2. Kactus2 is a toolset to design embedded products. Kactus2 is developed at TUT and it is developed in C++ using Qt framework to allow cross-platform development. Kactus2 aims to help with IP reusability and practical HW/SW abstraction. Kactus2 is based on IP-XACT XML metadata and design methodology. Kactus2 also extends the IP-XACT usage to upper product hierarchies. Kactus2 offers easy entrance to metadata based design methodology. Kactus2 is available for Windows and Linux environments.</text:p>
      <text:h text:style-name="Heading_20_2" text:outline-level="2"><text:s/><text:tab/>Interfaces</text:h>
      <text:p text:style-name="Text_20_body">Dependency analysis tool is part of Kactus2. Figure XX illustrates the point in user interface where the dependency analysis tool connects to Kactus2.</text:p>
      <text:p text:style-name="Text_20_body">[kuva]</text:p>
      <text:h text:style-name="Heading_20_2" text:outline-level="2"><text:s/><text:tab/>Hardware Environment</text:h>
      <text:p text:style-name="Text_20_body">Tool should not add any hardware restrictions besides the ones used in main software. Tool should work in same hardware environments as the Kactus2 software works in.</text:p>
      <text:h text:style-name="Heading_20_2" text:outline-level="2"><text:s/><text:tab/>Software Environments</text:h>
      <text:p text:style-name="Text_20_body">Developed tool should work on any operating system the Kactus2 software works in. Tools used in development are listed in the project plan.</text:p>
      <text:h text:style-name="Heading_20_2" text:outline-level="2"><text:s/><text:tab/>Main Restrictions for Implementation</text:h>
      <text:p text:style-name="Text_20_body">Kactus2 is developed in C++ using Qt framework. Development of the tool is restricted to C++ and Qt. Usage of Qt places some restrictions on the UI implementation. Also the developed dependency analysis tool should not add any additional dependencies besides the ones used in main software.</text:p>
      <text:h text:style-name="Heading_20_2" text:outline-level="2"><text:soft-page-break/><text:s/><text:tab/>Agreements and Standards</text:h>
      <text:p text:style-name="Text_20_body">Used programming style is specified in the style manual provided by the Kactus2 team [REF]. Style manual states that source code is commented in a way that allows auto-generation of Doxygen documentation. Doxygen tags are used extensively to make the documentation comprehensible. Followed programming style, commenting and the usage of doxygen tags are all detailed more specifically in the style manual.</text:p>
      <text:p text:style-name="Text_20_body">Result data of the dependency analysis is saved in XML as IP-XACT vendor extensions. IP-XACT standard [REF] defines a way of packetizing HW components and related metadata using an XML-based file format.</text:p>
      <text:h text:style-name="Heading_20_1" text:outline-level="1"><text:s/><text:tab/>Architecture Design</text:h>
      <text:p text:style-name="Sisennetty_20_teksti"/>
      <text:h text:style-name="Heading_20_2" text:outline-level="2"><text:s/><text:tab/>General Guidelines</text:h>
      <text:p text:style-name="Text_20_body">The tool is implemented in C++ and Qt using the basic principles of object-oriented programming. The implementation uses modular design and a lighter version of design-by-contract. Lighter version means that only the preconditions of every function need to be checked at the beginning of that particular function. Post-conditions checks are not required. The tool uses model-view architecture so that data classes are separated from the user interface classes as largely as possible. This is the same architecture that Qt already uses for its own classes.</text:p>
      <text:p text:style-name="Text_20_body">The standard C++ library is not used at all. Instead, Qt framework is used for all data structures and data types, including its own string implementation and containers. All widgets are inherited from the QWidget class or from one of its child classes.</text:p>
      <text:p text:style-name="Text_20_body">Other general guidelines include the usage of RAII idiom according to which all objects are initialized as fully as possible in their constructors and their destruction is fully handled in their destructors. This improves the exception safety of the game. When Qt is not automatically handling the lifetime of dynamically allocated objects, Qt's shared pointers are used to automate the memory management.</text:p>
      <text:p text:style-name="Text_20_body">All source code is written with English as the natural language and using the style manual provided by the Kactus2 team [REF].</text:p>
      <text:h text:style-name="Heading_20_2" text:outline-level="2"><text:s/><text:tab/>Software Architectures, Modules and Processes</text:h>
      <text:p text:style-name="Text_20_body">TODO</text:p>
      <text:h text:style-name="Heading_20_2" text:outline-level="2"><text:s/><text:tab/>Database Architecture</text:h>
      <text:p text:style-name="Text_20_body">The latest dependency data is always saved to the XML file of the IP-XACT component that is being edited. Figure X.X illustrates the XML format for the dependency data.</text:p>
      <text:p text:style-name="Text_20_body">TODO: Figure.</text:p>
      <text:h text:style-name="Heading_20_2" text:outline-level="2"><text:s/><text:tab/>Error and Exception Handling</text:h>
      <text:p text:style-name="Text_20_body">The tool must recover from all errors that may arise from analyzing the source codes, reading existing dependency data from XML and <text:soft-page-break/>managing data within the tool. In particular, the tool must be able to handle incomplete XML. In any case, the tool must not crash. Errors are checked using return values.</text:p>
      <text:h text:style-name="Heading_20_1" text:outline-level="1"><text:s/><text:tab/>Detailed Design</text:h>
      <text:h text:style-name="Heading_20_2" text:outline-level="2"><text:s/><text:tab/>Overview</text:h>
      <text:h text:style-name="Heading_20_2" text:outline-level="2"><text:s/><text:tab/>Module X...</text:h>
      <text:h text:style-name="Heading_20_1" text:outline-level="1"><text:s/><text:tab/>Third Party Components and Other Specific <text:tab/>Technical Solutions</text:h>
      <text:p text:style-name="Sisennetty_20_teksti"/>
      <text:p text:style-name="Text_20_body">The tool uses numerous classes from the Qt framework, including QSharedPointer, various Qt containers and the QWidget base class for widget implementations. Also, common classes from Kactus2 code base can be used since the tool will be integrated to be a built-in part of Kactus2.</text:p>
      <text:p text:style-name="Sisennetty_20_teksti"/>
      <text:h text:style-name="P14"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D</text:p>
          </table:table-cell>
          <table:table-cell table:style-name="Table1.A1" office:value-type="string">
            <text:p text:style-name="P11">Idea</text:p>
          </table:table-cell>
          <table:table-cell table:style-name="Table1.A1" office:value-type="string">
            <text:p text:style-name="P11">Date</text:p>
          </table:table-cell>
          <table:table-cell table:style-name="Table1.D1" office:value-type="string">
            <text:p text:style-name="P11">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row>
          <table:table-cell table:style-name="Table2.A3" office:value-type="float" office:value="2">
            <text:p text:style-name="Table_20_Contents">2</text:p>
          </table:table-cell>
          <table:table-cell table:style-name="Table2.A2" office:value-type="string">
            <text:p text:style-name="Table_20_Contents">Combining all dependencies from a certain folder into a single folder dependency arrow</text:p>
          </table:table-cell>
          <table:table-cell table:style-name="Table2.C3" office:value-type="date" office:date-value="2013-01-09">
            <text:p text:style-name="Table_20_Contents">2013-01-09</text:p>
          </table:table-cell>
          <table:table-cell table:style-name="Table2.D2" office:value-type="string">
            <text:p text:style-name="Table_20_Contents">Clie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0.4</text:p>
      </style:header>
      <style:footer>
        <text:p text:style-name="Footer">Modified: <text:modification-date style:data-style-name="N84">2013-01-16</text:modification-date><text:tab/><text:tab/><text:page-number text:select-page="current">13</text:page-number>/<text:page-count style:num-format="1">1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3-01-16T11:14:29.10</dc:date>
    <dc:language>fi-FI</dc:language>
    <meta:editing-cycles>432</meta:editing-cycles>
    <meta:editing-duration>PT18H12M26S</meta:editing-duration>
    <meta:document-statistic meta:table-count="4" meta:image-count="0" meta:object-count="0" meta:page-count="13" meta:paragraph-count="157" meta:word-count="1457" meta:character-count="9385"/>
    <meta:user-defined meta:name="Info 1"/>
    <meta:user-defined meta:name="Info 2"/>
    <meta:user-defined meta:name="Info 3"/>
    <meta:user-defined meta:name="Info 4"/>
  </office:meta>
</office:document-meta>
</file>